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Ultrafine_20_Dashed" svg:stroke-color="#000000" draw:fill="none" draw:fill-color="#ffffff" fo:min-height="0.42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C 2002 C TIMUS 1235. Cricket Field Report</text:p>
      <text:p text:style-name="Standard">Write By Gestapolur</text:p>
      <text:p text:style-name="Standard">2011-08-31</text:p>
      <text:p text:style-name="Standard"/>
      <text:p text:style-name="P1">题目大意</text:p>
      <text:p text:style-name="Standard"><text:tab/>一个H*W(1&lt;=H,W&lt;=100000)的网格上有N( N &lt;= 100 )个点，计算这些点围成的最大的正方形。点可以在正方形的边上。</text:p>
      <text:p text:style-name="Standard">算法分析</text:p>
      <text:p text:style-name="Standard"><text:tab/>首先可以将问题简单化，思考如何找到这个区域里点围成的矩形。可以直观地想到找到的矩形必然某些边在边界或点上，否则它就还可以更大。对于每个找出的矩形，我们可以确定其内部的最大的正方形。</text:p>
      <text:p text:style-name="Standard"><text:tab/>可以发现我们需要考虑的构成情况有如下几种：三个点围成的矩形，两个点和边界围成的矩形和一个点和边界围成的矩形。</text:p>
      <text:p text:style-name="Standard"><text:tab/>要找到这些点围成的矩形可以用枚举的方法，但是这个方法在找到点之后需要判断矩形内部是否有其他的点，并且还需要考虑不同的情况，所以写起来比较复杂。</text:p>
      <text:p text:style-name="Standard"><text:tab/>那么是否有一种可以涵盖所有情况共性的方法呢？显然是有的。换个角度考虑这个问题，如果我们不是一次确定好一个矩形，而是只确定某两点或者某一点在矩形边界上，我们又该如何寻找到内部没有其他点的矩形呢？我们显然可以发现如果这个矩形由两个点以上围成，并且我们已经知道了它纵坐标最小的点和A和横坐标最小的点B，那么我们只要考虑这两个点右上方的点(即纵坐标大于A，横坐标大于B的点)就可以了。这些点围成的矩形内部没有其它点的情况必然是横坐标最靠近B的点和纵坐标最靠近A的点(这个假设很容易用反证法证明)。因此枚举两点构成的正方形的面积显然是这两种情况构成的正方形的面积中的较大者。</text:p>
      <text:p text:style-name="Standard"><draw:rect text:anchor-type="paragraph" draw:z-index="0" draw:style-name="gr1" draw:text-style-name="P2" svg:width="6.435cm" svg:height="4.276cm" svg:x="3.475cm" svg:y="0.441cm"><text:p/></draw:rect><draw:line text:anchor-type="paragraph" draw:z-index="2" draw:style-name="gr1" draw:text-style-name="P2" svg:x1="5.613cm" svg:y1="0.441cm" svg:x2="5.613cm" svg:y2="2.558cm"><text:p/></draw:line><draw:line text:anchor-type="paragraph" draw:z-index="5" draw:style-name="gr4" draw:text-style-name="P2" svg:x1="6.248cm" svg:y1="0.441cm" svg:x2="6.248cm" svg:y2="2.558cm"><text:p/></draw:line></text:p>
      <text:p text:style-name="Standard"><draw:frame text:anchor-type="paragraph" draw:z-index="8" draw:style-name="gr5" svg:width="0.657cm" svg:height="0.496cm" svg:x="6.248cm" svg:y="0.321cm"><draw:text-box><text:p>P1</text:p></draw:text-box></draw:frame></text:p>
      <text:p text:style-name="Standard"><draw:frame text:anchor-type="paragraph" draw:z-index="4" draw:style-name="gr3" svg:width="0.699cm" svg:height="0.572cm" svg:x="5.613cm" svg:y="0.236cm"><draw:text-box><text:p>B</text:p></draw:text-box></draw:frame><draw:frame text:anchor-type="paragraph" draw:z-index="7" draw:style-name="gr5" svg:width="0.657cm" svg:height="0.496cm" svg:x="7.793cm" svg:y="0.448cm"><draw:text-box><text:p>P2</text:p></draw:text-box></draw:frame></text:p>
      <text:p text:style-name="Standard"><draw:line text:anchor-type="paragraph" draw:z-index="6" draw:style-name="gr4" draw:text-style-name="P2" svg:x1="5.613cm" svg:y1="0.314cm" svg:x2="9.91cm" svg:y2="0.314cm"><text:p/></draw:line></text:p>
      <text:p text:style-name="Standard"><draw:frame text:anchor-type="paragraph" draw:z-index="3" draw:style-name="gr2" svg:width="0.805cm" svg:height="0.496cm" svg:x="7.137cm" svg:y="0.086cm"><draw:text-box><text:p>A</text:p></draw:text-box></draw:frame></text:p>
      <text:p text:style-name="Standard"><draw:line text:anchor-type="paragraph" draw:z-index="1" draw:style-name="gr1" draw:text-style-name="P2" svg:x1="3.475cm" svg:y1="0.088cm" svg:x2="9.91cm" svg:y2="0.088cm"><text:p/></draw:line></text:p>
      <text:p text:style-name="Standard"/>
      <text:p text:style-name="Standard"/>
      <text:p text:style-name="Standard"/>
      <text:p text:style-name="Standard"/>
      <text:p text:style-name="Standard"><text:tab/>如图，我们枚举所有右上角的矩形内的点，P1，P2分别是最接近B，A的点，那么由A，B围成的矩形显然是A，B，P1围成的矩形或者是A，B，P2围成的矩形。</text:p>
      <text:p text:style-name="Standard"><text:tab/>对于一个点的情况要更简单一些，只要枚举右上方离它最近且围成面积最大的点就可以了，因为有边界的情况，所以可以在枚举的时候从右上角的顶开始逐步枚举点缩小可行的矩形即可。</text:p>
      <text:p text:style-name="Standard"/>
      <text:p text:style-name="P1">解题思路</text:p>
      <text:p text:style-name="Standard"><text:soft-page-break/><text:tab/>一开始以为找出一个最大的矩形以其最短边构成一个正方形即可，但是后来发现这样的做法是有反例的。比如说一个很窄但是面积很大的矩形和一个面积稍小的正方形相比显然是后者更优。其次开始的想法也是枚举三个点，并且其内部没有其他点，计算其面积。对于边界的情况，可以在四个角分别加4个点，但是这样做的情况实在多的要命，最后一直有个点过不去。后来看到NEERC的参考程序才发现了上面的那种简便的枚举方法，果然不应该把问题考虑得太复杂。</text:p>
      <text:p text:style-name="Standard"/>
      <text:p text:style-name="P1">参考代码</text:p>
      <text:p text:style-name="P1">//NEERC 02 C</text:p>
      <text:p text:style-name="P1">#include&lt;iostream&gt;</text:p>
      <text:p text:style-name="P1">#define MAXN 105</text:p>
      <text:p text:style-name="P1">using namespace std;</text:p>
      <text:p text:style-name="P1"></text:p>
      <text:p text:style-name="P1">int tx , ty , n ;</text:p>
      <text:p text:style-name="P1">int maxw , mx , my ;</text:p>
      <text:p text:style-name="P1">int px[ MAXN ] , py[ MAXN ] ;</text:p>
      <text:p text:style-name="P1"></text:p>
      <text:p text:style-name="P1">int min( int a , int b ){ return a &lt; b ? a : b;}</text:p>
      <text:p text:style-name="P1"></text:p>
      <text:p text:style-name="P1">int max( int a , int b ){ return a &gt; b ? a : b;}</text:p>
      <text:p text:style-name="P1"></text:p>
      <text:p text:style-name="P1">int main()</text:p>
      <text:p text:style-name="P1">{</text:p>
      <text:p text:style-name="P1"><text:s text:c="2"/>int i , j , k , sx , sy , wide , tw ;</text:p>
      <text:p text:style-name="P1"><text:s text:c="2"/></text:p>
      <text:p text:style-name="P1"><text:s text:c="2"/>cin&gt;&gt;n&gt;&gt;tx&gt;&gt;ty;</text:p>
      <text:p text:style-name="P1"><text:s text:c="2"/>for( i = 1 ; i &lt;= n ; ++ i )</text:p>
      <text:p text:style-name="P1"><text:s text:c="6"/>cin&gt;&gt;px[ i ]&gt;&gt;py[ i ];</text:p>
      <text:p text:style-name="P1"><text:s text:c="2"/>px[ 0 ] = py[ 0 ] = 0;</text:p>
      <text:p text:style-name="P1"><text:s text:c="2"/>for( i = 0 ; i &lt;= n ; ++ i )</text:p>
      <text:p text:style-name="P1"><text:s text:c="4"/>{</text:p>
      <text:p text:style-name="P1"><text:s text:c="6"/>sx = px[ i ];</text:p>
      <text:p text:style-name="P1"><text:s text:c="6"/>for( j = 0 ; j &lt;= n ; ++ j )</text:p>
      <text:p text:style-name="P1"><text:tab/>{</text:p>
      <text:p text:style-name="P1"><text:tab/> <text:s/>sy = py[ j ];</text:p>
      <text:p text:style-name="P1"><text:tab/> <text:s/>wide = min( tx - sx <text:s/>, ty - sy <text:s/>);</text:p>
      <text:p text:style-name="P1"><text:tab/> <text:s/>for( k = 1 ; k &lt;= n ; ++ k )</text:p>
      <text:p text:style-name="P1"><text:tab/> <text:s text:c="3"/>if( px[ k ] &gt; sx and py[ k ] &gt; sy )</text:p>
      <text:p text:style-name="P1"><text:tab/> <text:s text:c="5"/>{</text:p>
      <text:p text:style-name="P1"><text:tab/><text:tab/>tw = max( px[ k ] - sx , py[ k ] - sy );</text:p>
      <text:p text:style-name="P1"><text:tab/><text:tab/>if( tw &lt; wide ) wide = tw;<text:tab/></text:p>
      <text:p text:style-name="P1"><text:tab/> <text:s text:c="5"/>}</text:p>
      <text:p text:style-name="P1"><text:tab/> <text:s/></text:p>
      <text:p text:style-name="P1"><text:tab/> <text:s/>if( maxw &lt; wide )</text:p>
      <text:p text:style-name="P1"><text:soft-page-break/><text:tab/> <text:s text:c="3"/>{ maxw = wide; mx = sx ; my = sy ;}</text:p>
      <text:p text:style-name="P1"><text:tab/>}</text:p>
      <text:p text:style-name="P1"><text:s text:c="4"/>}</text:p>
      <text:p text:style-name="P1"></text:p>
      <text:p text:style-name="P1"><text:s text:c="2"/>cout&lt;&lt;mx&lt;&lt;" "&lt;&lt;my&lt;&lt;" "&lt;&lt;maxw&lt;&lt;"\n";</text:p>
      <text:p text:style-name="P1"><text:s text:c="2"/>return 0;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erif"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uYouran</meta:initial-creator>
    <meta:creation-date>2011-08-31T16:23:47</meta:creation-date>
    <dc:date>2011-08-31T17:49:39</dc:date>
    <dc:creator>LiuYouran</dc:creator>
    <meta:editing-duration>PT44M4S</meta:editing-duration>
    <meta:editing-cycles>6</meta:editing-cycles>
    <meta:generator>OpenOffice.org/3.3$Linux OpenOffice.org_project/330m20$Build-9567</meta:generator>
    <meta:document-statistic meta:table-count="0" meta:image-count="0" meta:object-count="0" meta:page-count="3" meta:paragraph-count="58" meta:word-count="751" meta:character-count="1870"/>
  </office:meta>
</office:document-meta>
</file>